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Liberation Sans'" style:font-family-asian="'Liberation Sans'" style:font-family-complex="'Liberation Sans'"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2.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8.00pt" fo:font-weight="bold" fo:font-family="'Liberation Sans'" style:font-family-asian="'Liberation Sans'" style:font-family-complex="'Liberation Sans'"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15.00%" fo:text-align="center" fo:margin-bottom="7.00pt"/>
    </style:style>
    <style:style style:name="P3" style:family="paragraph">
      <style:paragraph-properties fo:line-height="115.00%" fo:text-align="left" fo:margin-bottom="7.00pt"/>
    </style:style>
    <style:style style:name="P4" style:family="paragraph">
      <style:paragraph-properties fo:line-height="115.00%" fo:text-align="center" fo:margin-bottom="7.00pt"/>
    </style:style>
    <style:style style:name="P5" style:family="paragraph">
      <style:paragraph-properties fo:line-height="115.00%" fo:text-align="left" fo:margin-bottom="7.00pt"/>
    </style:style>
  </office:automatic-styles>
  <office:body>
    <office:text>
      <text:p text:style-name="P1"><text:span text:style-name="T1">Few-shots Learning(EN)</text:span></text:p>
      <text:p text:style-name="P2"><text:span text:style-name="T2"/></text:p>
      <text:p text:style-name="P3"><text:span text:style-name="T3">State of the art</text:span><text:span text:style-name="T4">: In Few-shot learning, the goal is to create a model that can accommodate new classes not seen in training, given only a few examples of each of these classes. Recently, many few-shot learning frameworks [37,38,39] have been proposed to deal with new tasks with limited samples. Typically, the main idea is to learn meta-knowledge from base classes with abundant samples. Then such meta-knowledge is generalized to novel classes with limited samples. Reference [39] uses an attention mechanism over a learned embedding of the labeled set of examples (the support set) to predict classes for the unlabeled points (the query set). Reference [40] proposes an LSTM-based meta-learner model to actually learn the optimization algorithm used to train another learner neural network classifier in the few-shot regime. Reference [37] proposes a method that learns a non-linear mapping of the input into an embedding space using a neural network and take a class’ prototype to be the mean of its support set in the embedding space; then an embedded query is classified by finding its nearest class prototype. It is of significant interest to develop federated and decentralized learning methods that operate in a few-shot regime [35]. However, further research is required in this direction.</text:span></text:p>
      <text:p text:style-name="P3"><text:span text:style-name="T5">Progress beyond the state of the art</text:span><text:span text:style-name="T6">: Federated and decentralized few-shot learning methods should address several challenges. First, not only the data for certain classes is scarce (few), but it can also be spread across multiple clients, so that certain clients possess no data examples of certain classes. Second, due to the global data variance (i.e., the differences in data distributions across clients), the aggregation of local models on the server side will disrupt the learning of meta-knowledge in each client. Third, due to the lack of local data in clients, it is non-trivial to learn meta-knowledge from each client. To address these challenges, we will consider a method that learns at the FL server a nonlinear embedding jointly across all classes in a federated way while each client may only have data from a single or a few classes and the clients’ data remains local and private to the client. Once the embedding is learned, the server decides on a data point class in a nearest-neighbor fashion in the embedded space. The FL embedding learning will consider generalizations of metric loss-based approaches [41].</text:span></text:p>
      <text:p text:style-name="P3"><text:span text:style-name="T7"/></text:p>
      <text:p text:style-name="P4"><text:span text:style-name="T8">Few-shots Learning(GR)</text:span><text:span text:style-name="T9"/></text:p>
      <text:p text:style-name="P5"><text:span text:style-name="T9"/></text:p>
      <text:p text:style-name="P5"><text:span text:style-name="T10">Στο<text:s/></text:span><text:span text:style-name="T11">few-shot</text:span><text:span text:style-name="T12"><text:s/></text:span><text:span text:style-name="T13">learning,</text:span><text:span text:style-name="T14"><text:s/>ο στόχος είναι να δημιουργηθεί ένα μοντέλο που να μπορεί να φιλοξενήσει νέες κλάσεις που δεν έχουν εμφανιστεί κατά την εκπαίδευση, με λίγα μόνο παραδείγματα για κάθε μία από αυτές τις κλάσεις. Πρόσφατα, έχουν προταθεί πολλά πλαίσια<text:s/></text:span><text:span text:style-name="T15">few-shot</text:span><text:span text:style-name="T16"><text:s/></text:span><text:span text:style-name="T17">learning<text:s/></text:span><text:span text:style-name="T18">[37,38,39] για την αντιμετώπιση νέων εργασιών με περιορισμένα δείγματα. Συνήθως, η βασική ιδέα είναι η εκμάθηση μετα-γνώσης από βασικές κλάσεις με άφθονα δείγματα. Στη συνέχεια, η εν λόγω μετα-γνώση γενικεύεται σε νέες κλάσεις με περιορισμένα δείγματα. Η αναφορά [39] χρησιμοποιεί έναν μηχανισμό προσοχής (attention mechanism) πάνω σε μια μαθημένη ενσωμάτωση του επισημασμένου συνόλου παραδειγμάτων (το σύνολο υποστήριξης) για να προβλέψει κλάσεις για τα μη επισημασμένα σημεία (το σύνολο query). Η αναφορά [40] προτείνει ένα μοντέλο μετα-μαθητή βασισμένο σε LSTM για την εκμάθηση του αλγορίθμου βελτιστοποίησης που χρησιμοποιείται για την εκπαίδευση ενός άλλου μαθητή ταξινομητή (classifier) νευρωνικού δικτύου σε few-shot καθεστώς. Η αναφορά [37] προτείνει μια μέθοδο που μαθαίνει μια μη γραμμική απεικόνιση της εισόδου σε ένα χώρο embedding χρησιμοποιώντας ένα νευρωνικό δίκτυο και θεωρεί ότι το πρωτότυπο μιας κλάσης είναι ο μέσος όρος του συνόλου υποστήριξής της στο χώρο ενσωμάτωσης- στη συνέχεια, ένα ενσωματωμένο query ταξινομείται με την εύρεση του πλησιέστερου πρωτοτύπου της κλάσης. Έχει σημαντικό ενδιαφέρον η ανάπτυξη ομοσπονδιακών και αποκεντρωμένων μεθόδων μάθησης (Federated and Decentralized Learning) που λειτουργούν σε few-shot καθεστώς<text:s text:c="2"/>[35]. Ωστόσο, απαιτείται περαιτέρω έρευνα προς αυτή την κατεύθυνση.</text:span></text:p>
      <text:p text:style-name="P5"><text:span text:style-name="T18">Οι ομοσπονδιακές και αποκεντρωμένες μέθοδοι μάθησης λίγων βολών θα πρέπει να αντιμετωπίσουν διάφορες προκλήσεις. Πρώτον, όχι μόνο τα δεδομένα για ορισμένες κλάσεις είναι σπάνια (λίγα), αλλά μπορεί επίσης να είναι διασκορπισμένα σε πολλούς clients, έτσι ώστε ορισμένοι clients να μην διαθέτουν παραδείγματα δεδομένων για ορισμένες κλάσεις. Δεύτερον, λόγω της παγκόσμιας διακύμανσης των δεδομένων (δηλ. των διαφορών στις κατανομές των δεδομένων μεταξύ των πελατών), η συνάθροιση τοπικών μοντέλων στην πλευρά του διακομιστή θα διαταράξει την εκμάθηση της μετα-γνώσης σε κάθε client. Τρίτον, λόγω της έλλειψης τοπικών δεδομένων στους πελάτες, δεν είναι τετριμμένη η εκμάθηση μετα-γνώσης από κάθε πελάτη. Για την αντιμετώπιση αυτών των προκλήσεων, θα εξετάσουμε μια μέθοδο που μαθαίνει στον διακομιστή Federated Learning (FL) μια μη γραμμική ενσωμάτωση από κοινού σε όλες τις κλάσεις με ομοσπονδιακό τρόπο, ενώ κάθε client μπορεί να έχει δεδομένα μόνο από μία ή λίγες κλάσεις και τα δεδομένα των clients παραμένουν τοπικά και ιδιωτικά στον client. Μόλις μάθει την ενσωμάτωση, ο διακομιστής αποφασίζει για μια κλάση σημείου δεδομένων με τον τρόπο του nearest-neighbor στον ενσωματωμένο χώρο. Η εκμάθηση της ενσωμάτωσης FL θα εξετάσει γενικεύσεις των προσεγγίσεων που βασίζονται σε μετρικές απώλειες [41].</text:span></text:p>
      <text:p text:style-name="P5"><text:span text:style-name="T18"/></text:p>
      <text:p text:style-name="P5"><text:span text:style-name="T19">_</text:span><text:span text:style-name="T20"/></text:p>
      <text:p text:style-name="P5"><text:span text:style-name="T21">[35] S. Wang et al., Federated few-shot learning</text:span></text:p>
      <text:p text:style-name="P5"><text:span text:style-name="T21">[36] Sai Praneeth Karimireddy, Satyen Kale, Mehryar Mohri, Sashank Reddi, Sebastian Stich, and Ananda Theertha Suresh. 2020. Scaffold: Stochastic controlled averaging for federated learning. In ICML.</text:span></text:p>
      <text:p text:style-name="P5"><text:span text:style-name="T21">[37] Jake Snell, Kevin Swersky, and Richard Zemel. 2017. Prototypical networks for few-shot learning. In NeurIPS.</text:span></text:p>
      <text:p text:style-name="P5"><text:span text:style-name="T21">[38] Oriol Vinyals, Charles Blundell, Timothy Lillicrap, Daan Wierstra, et al. 2016. Matching networks for one shot learning. In NeurIPS</text:span></text:p>
      <text:p text:style-name="P5"><text:span text:style-name="T21">[39]<text:s text:c="2"/>Song Wang, Yushun Dong, Xiao Huang, Chen Chen, and Jundong Li. 2022. FAITH: Few-Shot Graph Classification with Hierarchical Task Graphs. In IJCAI.</text:span></text:p>
      <text:p text:style-name="P5"><text:span text:style-name="T21">[40] S. Ravi and H. Larochelle. Optimization as a model for few-shot learning. In ICLR, 2016.</text:span></text:p>
      <text:p text:style-name="P5"><text:span text:style-name="T21">[41] H. Park et al., Federated Learning with Metric Loss</text:span></text:p>
      <text:p text:style-name="P5"><text:span text:style-name="T2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